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14050.0">
            <text:p>14 05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9450.0">
            <text:p>9 45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4600.0">
            <text:p>4 6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-2000">
            <text:p>-2 000</text:p>
          </table:table-cell>
          <table:table-cell office:value-type="string" office:string-value="2017-05-17">
            <text:p>2017-05-17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3000">
            <text:p>3 000</text:p>
          </table:table-cell>
          <table:table-cell office:value-type="string" office:string-value="2017-05-17">
            <text:p>2017-05-17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3">
            <text:p>3</text:p>
          </table:table-cell>
          <table:table-cell office:value-type="float" office:value="3000">
            <text:p>3 000</text:p>
          </table:table-cell>
          <table:table-cell office:value-type="string" office:string-value="2017-05-18">
            <text:p>2017-05-18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3000">
            <text:p>3 000</text:p>
          </table:table-cell>
          <table:table-cell office:value-type="string" office:string-value="2017-05-18">
            <text:p>2017-05-18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 office:string-value="2017-05-18">
            <text:p>2017-05-18</text:p>
          </table:table-cell>
          <table:table-cell office:value-type="string" office:string-value="note">
            <text:p>note</text:p>
          </table:table-cell>
          <table:table-cell table:number-columns-repeated="6"/>
        </table:table-row>
        <table:table-row>
          <table:table-cell office:value-type="float" office:value="6">
            <text:p>6</text:p>
          </table:table-cell>
          <table:table-cell office:value-type="float" office:value="-200">
            <text:p>-200</text:p>
          </table:table-cell>
          <table:table-cell office:value-type="string" office:string-value="2017-05-18">
            <text:p>2017-05-18</text:p>
          </table:table-cell>
          <table:table-cell office:value-type="string" office:string-value="jTextField2">
            <text:p>jTextField2</text:p>
          </table:table-cell>
          <table:table-cell table:number-columns-repeated="6"/>
        </table:table-row>
        <table:table-row>
          <table:table-cell office:value-type="float" office:value="7">
            <text:p>7</text:p>
          </table:table-cell>
          <table:table-cell office:value-type="float" office:value="-5000">
            <text:p>-5 000</text:p>
          </table:table-cell>
          <table:table-cell office:value-type="string" office:string-value="2017-01-01">
            <text:p>2017-01-01</text:p>
          </table:table-cell>
          <table:table-cell office:value-type="string" office:string-value="something">
            <text:p>something</text:p>
          </table:table-cell>
          <table:table-cell table:number-columns-repeated="6"/>
        </table:table-row>
        <table:table-row>
          <table:table-cell office:value-type="float" office:value="8">
            <text:p>8</text:p>
          </table:table-cell>
          <table:table-cell office:value-type="float" office:value="2000">
            <text:p>2 000</text:p>
          </table:table-cell>
          <table:table-cell office:value-type="string" office:string-value="2017-05-13">
            <text:p>2017-05-13</text:p>
          </table:table-cell>
          <table:table-cell office:value-type="string" office:string-value="sdf">
            <text:p>sdf</text:p>
          </table:table-cell>
          <table:table-cell table:number-columns-repeated="6"/>
        </table:table-row>
        <table:table-row>
          <table:table-cell office:value-type="float" office:value="9">
            <text:p>9</text:p>
          </table:table-cell>
          <table:table-cell office:value-type="float" office:value="-250">
            <text:p>-250</text:p>
          </table:table-cell>
          <table:table-cell office:value-type="string" office:string-value="2017-08-06">
            <text:p>2017-08-06</text:p>
          </table:table-cell>
          <table:table-cell office:value-type="string" office:string-value="sda">
            <text:p>sda</text:p>
          </table:table-cell>
          <table:table-cell table:number-columns-repeated="6"/>
        </table:table-row>
        <table:table-row>
          <table:table-cell office:value-type="float" office:value="10">
            <text:p>10</text:p>
          </table:table-cell>
          <table:table-cell office:value-type="float" office:value="-2000">
            <text:p>-2 000</text:p>
          </table:table-cell>
          <table:table-cell office:value-type="string" office:string-value="2017-06-14">
            <text:p>2017-06-14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1">
            <text:p>11</text:p>
          </table:table-cell>
          <table:table-cell office:value-type="float" office:value="3000">
            <text:p>3 000</text:p>
          </table:table-cell>
          <table:table-cell office:value-type="string" office:string-value="2017-06-14">
            <text:p>2017-06-14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  <table:table table:name="2018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